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3cm"/>
    </style:style>
    <style:style style:name="co3" style:family="table-column">
      <style:table-column-properties fo:break-before="auto" style:column-width="3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Raw W</text:p>
          </table:table-cell>
          <table:table-cell table:style-name="Default" office:value-type="string">
            <text:p>S=1.02 mmol/mol</text:p>
          </table:table-cell>
          <table:table-cell table:style-name="Default" office:value-type="string">
            <text:p>S=1.36 mmol/mol</text:p>
          </table:table-cell>
        </table:table-row>
        <table:table-row table:style-name="ro1">
          <table:table-cell table:style-name="ce1"/>
          <table:table-cell office:value-type="string">
            <text:p>Z = 1.15</text:p>
          </table:table-cell>
          <table:table-cell office:value-type="string">
            <text:p>Z = 1.17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float" office:value="1050000">
            <text:p>1050000</text:p>
          </table:table-cell>
          <table:table-cell office:value-type="float" office:value="2.627">
            <text:p>2.6270</text:p>
          </table:table-cell>
          <table:table-cell office:value-type="float" office:value="0.71">
            <text:p>0.7100</text:p>
          </table:table-cell>
        </table:table-row>
        <table:table-row table:style-name="ro1">
          <table:table-cell office:value-type="float" office:value="1030000">
            <text:p>1030000</text:p>
          </table:table-cell>
          <table:table-cell office:value-type="float" office:value="5.431">
            <text:p>5.4310</text:p>
          </table:table-cell>
          <table:table-cell office:value-type="float" office:value="4.051">
            <text:p>4.0510</text:p>
          </table:table-cell>
        </table:table-row>
        <table:table-row table:style-name="ro1">
          <table:table-cell office:value-type="float" office:value="1010000">
            <text:p>1010000</text:p>
          </table:table-cell>
          <table:table-cell office:value-type="float" office:value="8.768">
            <text:p>8.7680</text:p>
          </table:table-cell>
          <table:table-cell office:value-type="float" office:value="8.367">
            <text:p>8.3670</text:p>
          </table:table-cell>
        </table:table-row>
        <table:table-row table:style-name="ro1">
          <table:table-cell office:value-type="float" office:value="990000">
            <text:p>990000</text:p>
          </table:table-cell>
          <table:table-cell office:value-type="float" office:value="12.647">
            <text:p>12.6470</text:p>
          </table:table-cell>
          <table:table-cell office:value-type="float" office:value="13.679">
            <text:p>13.6790</text:p>
          </table:table-cell>
        </table:table-row>
        <table:table-row table:style-name="ro1">
          <table:table-cell office:value-type="float" office:value="970000">
            <text:p>970000</text:p>
          </table:table-cell>
          <table:table-cell office:value-type="float" office:value="17.076">
            <text:p>17.0760</text:p>
          </table:table-cell>
          <table:table-cell office:value-type="float" office:value="20.007">
            <text:p>20.0070</text:p>
          </table:table-cell>
        </table:table-row>
        <table:table-row table:style-name="ro1">
          <table:table-cell office:value-type="float" office:value="960000">
            <text:p>960000</text:p>
          </table:table-cell>
          <table:table-cell table:style-name="Default" office:value-type="float" office:value="19.5">
            <text:p>19.5</text:p>
          </table:table-cell>
          <table:table-cell office:value-type="float" office:value="23.559">
            <text:p>23.5590</text:p>
          </table:table-cell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22.065">
            <text:p>22.0650</text:p>
          </table:table-cell>
          <table:table-cell office:value-type="float" office:value="27.373">
            <text:p>27.3730</text:p>
          </table:table-cell>
        </table:table-row>
        <table:table-row table:style-name="ro1">
          <table:table-cell office:value-type="float" office:value="940000">
            <text:p>940000</text:p>
          </table:table-cell>
          <table:table-cell office:value-type="float" office:value="24.771">
            <text:p>24.7710</text:p>
          </table:table-cell>
          <table:table-cell office:value-type="float" office:value="31.451">
            <text:p>31.4510</text:p>
          </table:table-cell>
        </table:table-row>
        <table:table-row table:style-name="ro1">
          <table:table-cell office:value-type="float" office:value="930000">
            <text:p>930000</text:p>
          </table:table-cell>
          <table:table-cell office:value-type="float" office:value="27.62">
            <text:p>27.6200</text:p>
          </table:table-cell>
          <table:table-cell office:value-type="float" office:value="35.797">
            <text:p>35.7970</text:p>
          </table:table-cell>
        </table:table-row>
        <table:table-row table:style-name="ro1">
          <table:table-cell office:value-type="float" office:value="920000">
            <text:p>920000</text:p>
          </table:table-cell>
          <table:table-cell office:value-type="float" office:value="30.614">
            <text:p>30.6140</text:p>
          </table:table-cell>
          <table:table-cell office:value-type="float" office:value="40.413">
            <text:p>40.4130</text:p>
          </table:table-cell>
        </table:table-row>
        <table:table-row table:style-name="ro1">
          <table:table-cell office:value-type="float" office:value="910000">
            <text:p>910000</text:p>
          </table:table-cell>
          <table:table-cell office:value-type="float" office:value="33.752">
            <text:p>33.7520</text:p>
          </table:table-cell>
          <table:table-cell office:value-type="float" office:value="45.302">
            <text:p>45.3020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37.036">
            <text:p>37.0360</text:p>
          </table:table-cell>
          <table:table-cell office:value-type="float" office:value="50.465">
            <text:p>50.465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3">13/01/2011</text:date>, <text:time>12:2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ainLab </meta:initial-creator>
    <meta:creation-date>2011-01-13T12:19:48</meta:creation-date>
    <dc:date>2011-01-13T12:27:04</dc:date>
    <dc:creator>ArainLab </dc:creator>
    <meta:editing-duration>PT00H07M16S</meta:editing-duration>
    <meta:editing-cycles>1</meta:editing-cycles>
    <meta:document-statistic meta:table-count="3" meta:cell-count="41" meta:object-count="0"/>
    <meta:generator>OpenOffice.org/3.1$Unix OpenOffice.org_project/310m19$Build-9420</meta:generator>
  </office:meta>
</office:document-meta>
</file>